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36pt" officeooo:rsid="001ca242" officeooo:paragraph-rsid="001ca242" style:font-size-asian="36pt" style:font-size-complex="36pt"/>
    </style:style>
    <style:style style:name="P2" style:family="paragraph" style:parent-style-name="Text_20_body">
      <style:text-properties fo:font-size="36pt" officeooo:rsid="001b7249" style:font-size-asian="36pt" style:font-size-complex="36pt"/>
    </style:style>
    <style:style style:name="P3" style:family="paragraph" style:parent-style-name="Text_20_body">
      <style:text-properties fo:font-size="36pt" officeooo:rsid="001e922e" officeooo:paragraph-rsid="001e922e" style:font-size-asian="36pt" style:font-size-complex="36pt"/>
    </style:style>
    <style:style style:name="P4" style:family="paragraph" style:parent-style-name="Text_20_body">
      <style:text-properties fo:font-size="12pt" officeooo:rsid="001b7249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6" style:family="paragraph" style:parent-style-name="Standard">
      <style:text-properties fo:font-size="36pt" officeooo:rsid="001b7249" style:font-size-asian="36pt" style:font-size-complex="36pt"/>
    </style:style>
    <style:style style:name="P7" style:family="paragraph" style:parent-style-name="Standard">
      <style:text-properties fo:font-size="36pt" officeooo:rsid="001ca242" officeooo:paragraph-rsid="001ca242" style:font-size-asian="36pt" style:font-size-complex="36pt"/>
    </style:style>
    <style:style style:name="P8" style:family="paragraph" style:parent-style-name="Standard">
      <style:text-properties fo:font-size="36pt" officeooo:rsid="001e922e" officeooo:paragraph-rsid="001e922e" style:font-size-asian="36pt" style:font-size-complex="36pt"/>
    </style:style>
    <style:style style:name="P9" style:family="paragraph" style:parent-style-name="Standard">
      <style:text-properties fo:font-size="36pt" officeooo:rsid="00205e51" officeooo:paragraph-rsid="00205e51" style:font-size-asian="36pt" style:font-size-complex="36pt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36pt" officeooo:rsid="001b7249" style:font-size-asian="36pt" style:font-size-complex="36pt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36pt" officeooo:rsid="001ca242" officeooo:paragraph-rsid="001ca242" style:font-size-asian="36pt" style:font-size-complex="36pt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36pt" officeooo:rsid="001e922e" officeooo:paragraph-rsid="001e922e" style:font-size-asian="36pt" style:font-size-complex="36pt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36pt" officeooo:rsid="00205e51" officeooo:paragraph-rsid="00205e51" style:font-size-asian="36pt" style:font-size-complex="36pt"/>
    </style:style>
    <style:style style:name="T1" style:family="text">
      <style:text-properties officeooo:rsid="001e92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irtual trunking protocols:</text:p>
      <text:p text:style-name="P9"/>
      <text:p text:style-name="P6"/>
      <text:p text:style-name="P6"/>
      <text:p text:style-name="P11">switch:</text:p>
      <text:p text:style-name="P7"/>
      <text:p text:style-name="P2">Switch&gt;</text:p>
      <text:p text:style-name="P5">Switch&gt;</text:p>
      <text:p text:style-name="P5">Switch&gt;enable</text:p>
      <text:p text:style-name="P5">Switch#config terminal</text:p>
      <text:p text:style-name="P5">Enter configuration commands, one per line. End with CNTL/Z.</text:p>
      <text:p text:style-name="P5">Switch(config)#do sh vlan</text:p>
      <text:p text:style-name="Text_20_body"/>
      <text:p text:style-name="P5">VLAN Name Status Ports</text:p>
      <text:p text:style-name="P5">---- -------------------------------- --------- -------------------------------</text:p>
      <text:p text:style-name="P5">1 default active Fa0/1, Fa0/2, Fa0/3, Fa0/4</text:p>
      <text:p text:style-name="P5">Fa0/5, Fa0/6, Fa0/7, Fa0/8</text:p>
      <text:p text:style-name="P5">Fa0/9, Fa0/10, Fa0/11, Fa0/12</text:p>
      <text:p text:style-name="P5">Fa0/13, Fa0/14, Fa0/15, Fa0/16</text:p>
      <text:p text:style-name="P5">Fa0/17, Fa0/18, Fa0/19, Fa0/20</text:p>
      <text:p text:style-name="P5">Fa0/21, Fa0/22, Fa0/23, Fa0/24</text:p>
      <text:p text:style-name="P5">Gig0/1, Gig0/2</text:p>
      <text:p text:style-name="P5">1002 fddi-default active </text:p>
      <text:p text:style-name="P5">1003 token-ring-default active </text:p>
      <text:p text:style-name="P5">1004 fddinet-default active </text:p>
      <text:p text:style-name="P5">1005 trnet-default active </text:p>
      <text:p text:style-name="Text_20_body"/>
      <text:p text:style-name="P5">VLAN Type SAID MTU Parent RingNo BridgeNo Stp BrdgMode Trans1 Trans2</text:p>
      <text:p text:style-name="P5"><text:soft-page-break/>---- ----- ---------- ----- ------ ------ -------- ---- -------- ------ ------</text:p>
      <text:p text:style-name="P5">1 enet 100001 1500 - - - - - 0 0</text:p>
      <text:p text:style-name="P5">1002 fddi 101002 1500 - - - - - 0 0 </text:p>
      <text:p text:style-name="P5">1003 tr 101003 1500 - - - - - 0 0 </text:p>
      <text:p text:style-name="P5">1004 fdnet 101004 1500 - - - ieee - 0 0 </text:p>
      <text:p text:style-name="P5">1005 trnet 101005 1500 - - - ibm - 0 0 </text:p>
      <text:p text:style-name="Text_20_body"/>
      <text:p text:style-name="P5">Switch(config)#vlan 10</text:p>
      <text:p text:style-name="P5">Switch(config-vlan)#name yellow</text:p>
      <text:p text:style-name="P5">Switch(config-vlan)#exit</text:p>
      <text:p text:style-name="P5">Switch(config)#vlan 20</text:p>
      <text:p text:style-name="P5">Switch(config-vlan)#name green'</text:p>
      <text:p text:style-name="P5">Switch(config-vlan)#n0 name green'</text:p>
      <text:p text:style-name="P5">^</text:p>
      <text:p text:style-name="P5">% Invalid input detected at '^' marker.</text:p>
      <text:p text:style-name="P5">Switch(config-vlan)#no name green'</text:p>
      <text:p text:style-name="P5">Switch(config-vlan)#name green</text:p>
      <text:p text:style-name="P5">Switch(config-vlan)#exit</text:p>
      <text:p text:style-name="P5">Switch(config)#vlan 30</text:p>
      <text:p text:style-name="P5">Switch(config-vlan)#name blue</text:p>
      <text:p text:style-name="P5">Switch(config-vlan)#exit</text:p>
      <text:p text:style-name="P5">Switch(config)#do sh vlan</text:p>
      <text:p text:style-name="Text_20_body"/>
      <text:p text:style-name="P5">VLAN Name Status Ports</text:p>
      <text:p text:style-name="P5">---- -------------------------------- --------- -------------------------------</text:p>
      <text:p text:style-name="P5">1 default active Fa0/1, Fa0/2, Fa0/3, Fa0/4</text:p>
      <text:p text:style-name="P5">Fa0/5, Fa0/6, Fa0/7, Fa0/8</text:p>
      <text:p text:style-name="P5">Fa0/9, Fa0/10, Fa0/11, Fa0/12</text:p>
      <text:p text:style-name="P5">Fa0/13, Fa0/14, Fa0/15, Fa0/16</text:p>
      <text:p text:style-name="P5">Fa0/17, Fa0/18, Fa0/19, Fa0/20</text:p>
      <text:p text:style-name="P5">Fa0/21, Fa0/22, Fa0/23, Fa0/24</text:p>
      <text:p text:style-name="P5">Gig0/1, Gig0/2</text:p>
      <text:p text:style-name="P5">10 yellow active </text:p>
      <text:p text:style-name="P5">20 green active </text:p>
      <text:p text:style-name="P5">30 blue active </text:p>
      <text:p text:style-name="P5">1002 fddi-default active </text:p>
      <text:p text:style-name="P5">1003 token-ring-default active </text:p>
      <text:p text:style-name="P5">1004 fddinet-default active </text:p>
      <text:p text:style-name="P5">1005 trnet-default active </text:p>
      <text:p text:style-name="Text_20_body"/>
      <text:p text:style-name="P5"><text:soft-page-break/>VLAN Type SAID MTU Parent RingNo BridgeNo Stp BrdgMode Trans1 Trans2</text:p>
      <text:p text:style-name="P5">---- ----- ---------- ----- ------ ------ -------- ---- -------- ------ ------</text:p>
      <text:p text:style-name="P5">1 enet 100001 1500 - - - - - 0 0</text:p>
      <text:p text:style-name="P5">10 enet 100010 1500 - - - - - 0 0</text:p>
      <text:p text:style-name="Text_20_body"/>
      <text:p text:style-name="P5">Switch(config)#</text:p>
      <text:p text:style-name="P5">Switch(config)#</text:p>
      <text:p text:style-name="P5">Switch(config)#int ran</text:p>
      <text:p text:style-name="P5">Switch(config)#int range fast</text:p>
      <text:p text:style-name="P5">Switch(config)#int range fastEthernet 0/1-2</text:p>
      <text:p text:style-name="P5">Switch(config-if-range)#swi</text:p>
      <text:p text:style-name="P5">Switch(config-if-range)#switchport mo</text:p>
      <text:p text:style-name="P5">Switch(config-if-range)#switchport mode a</text:p>
      <text:p text:style-name="P5">Switch(config-if-range)#switchport mode access </text:p>
      <text:p text:style-name="P5">Switch(config-if-range)#sw</text:p>
      <text:p text:style-name="P5">Switch(config-if-range)#switchport a</text:p>
      <text:p text:style-name="P5">Switch(config-if-range)#switchport access v</text:p>
      <text:p text:style-name="P5">Switch(config-if-range)#switchport access vlan 10</text:p>
      <text:p text:style-name="P5">Switch(config-if-range)#exit</text:p>
      <text:p text:style-name="P5">Switch(config)#int range</text:p>
      <text:p text:style-name="P5">Switch(config)#int range fa</text:p>
      <text:p text:style-name="P5">Switch(config)#int range fastEthernet 0/3-4</text:p>
      <text:p text:style-name="P5">Switch(config-if-range)#sw</text:p>
      <text:p text:style-name="P5">Switch(config-if-range)#switchport m</text:p>
      <text:p text:style-name="P5">Switch(config-if-range)#switchport mode a</text:p>
      <text:p text:style-name="P5">Switch(config-if-range)#switchport mode access </text:p>
      <text:p text:style-name="P5">Switch(config-if-range)#w</text:p>
      <text:p text:style-name="P5">Switch(config-if-range)#sw</text:p>
      <text:p text:style-name="P5">Switch(config-if-range)#switchport a</text:p>
      <text:p text:style-name="P5">Switch(config-if-range)#switchport access v</text:p>
      <text:p text:style-name="P5">Switch(config-if-range)#switchport access vlan 20</text:p>
      <text:p text:style-name="P5">Switch(config-if-range)#exit</text:p>
      <text:p text:style-name="P5">Switch(config)#int range fas</text:p>
      <text:p text:style-name="P5">Switch(config)#int range fastEthernet 0/5-6</text:p>
      <text:p text:style-name="P5">Switch(config-if-range)#si</text:p>
      <text:p text:style-name="P5">Switch(config-if-range)#swi</text:p>
      <text:p text:style-name="P5">Switch(config-if-range)#switchport m</text:p>
      <text:p text:style-name="P5">Switch(config-if-range)#switchport mode a</text:p>
      <text:p text:style-name="P5">Switch(config-if-range)#switchport mode access </text:p>
      <text:p text:style-name="P5">Switch(config-if-range)#s</text:p>
      <text:p text:style-name="P5"><text:soft-page-break/>Switch(config-if-range)#sw</text:p>
      <text:p text:style-name="P5">Switch(config-if-range)#switchport a</text:p>
      <text:p text:style-name="P5">Switch(config-if-range)#switchport access vl</text:p>
      <text:p text:style-name="P5">Switch(config-if-range)#switchport access vlan 30</text:p>
      <text:p text:style-name="P5">Switch(config-if-range)#exit</text:p>
      <text:p text:style-name="P5">Switch(config)#</text:p>
      <text:p text:style-name="P5">%LINK-5-CHANGED: Interface GigabitEthernet0/1, changed state to down</text:p>
      <text:p text:style-name="Text_20_body"/>
      <text:p text:style-name="P5">%LINEPROTO-5-UPDOWN: Line protocol on Interface GigabitEthernet0/1, changed state to down</text:p>
      <text:p text:style-name="Text_20_body"/>
      <text:p text:style-name="P5">%LINK-5-CHANGED: Interface FastEthernet0/24, changed state to up</text:p>
      <text:p text:style-name="Text_20_body"/>
      <text:p text:style-name="P5">%LINEPROTO-5-UPDOWN: Line protocol on Interface FastEthernet0/24, changed state to up</text:p>
      <text:p text:style-name="Text_20_body"/>
      <text:p text:style-name="P5">Switch(config)#</text:p>
      <text:p text:style-name="P5">Switch(config)#</text:p>
      <text:p text:style-name="P5">Switch(config)#int fas</text:p>
      <text:p text:style-name="P5">Switch(config)#int fastEthernet 0/20</text:p>
      <text:p text:style-name="P5">Switch(config-if)#sw</text:p>
      <text:p text:style-name="P5">Switch(config-if)#switchport m</text:p>
      <text:p text:style-name="P5">Switch(config-if)#switchport mode t</text:p>
      <text:p text:style-name="P5">Switch(config-if)#switchport mode trunk </text:p>
      <text:p text:style-name="P5">Switch(config-if)#exit</text:p>
      <text:p text:style-name="P5">Switch(config)#int fast</text:p>
      <text:p text:style-name="P5">Switch(config)#int fastEthernet 0/24</text:p>
      <text:p text:style-name="P5">Switch(config-if)#swi</text:p>
      <text:p text:style-name="P5">Switch(config-if)#switchport mo</text:p>
      <text:p text:style-name="P5">Switch(config-if)#switchport mode tru</text:p>
      <text:p text:style-name="P5">Switch(config-if)#switchport mode trunk </text:p>
      <text:p text:style-name="Text_20_body"/>
      <text:p text:style-name="P5">Switch(config-if)#</text:p>
      <text:p text:style-name="P5">%LINEPROTO-5-UPDOWN: Line protocol on Interface FastEthernet0/24, changed state to down</text:p>
      <text:p text:style-name="Text_20_body"/>
      <text:p text:style-name="P5">%LINEPROTO-5-UPDOWN: Line protocol on Interface FastEthernet0/24, changed state to up</text:p>
      <text:p text:style-name="Text_20_body"/>
      <text:p text:style-name="P5">Switch(config-if)#exit</text:p>
      <text:p text:style-name="P5">Switch(config)#</text:p>
      <text:p text:style-name="P5">%LINK-5-CHANGED: Interface FastEthernet0/20, changed state to up</text:p>
      <text:p text:style-name="Text_20_body"><text:soft-page-break/></text:p>
      <text:p text:style-name="P5">%LINEPROTO-5-UPDOWN: Line protocol on Interface FastEthernet0/20, changed state to up</text:p>
      <text:p text:style-name="Text_20_body"/>
      <text:p text:style-name="P6"/>
      <text:p text:style-name="P6"/>
      <text:p text:style-name="P6"/>
      <text:p text:style-name="P6"/>
      <text:p text:style-name="P12">vtp switch 1:</text:p>
      <text:p text:style-name="P3">Switch#enable</text:p>
      <text:p text:style-name="P5">Switch#config</text:p>
      <text:p text:style-name="P5">Switch#configure ter</text:p>
      <text:p text:style-name="P5">Switch#configure terminal </text:p>
      <text:p text:style-name="P5">Enter configuration commands, one per line. End with CNTL/Z.</text:p>
      <text:p text:style-name="P5">Switch(config)#vtp </text:p>
      <text:p text:style-name="P5">Switch(config)#vtp m</text:p>
      <text:p text:style-name="P5">Switch(config)#vtp mode server</text:p>
      <text:p text:style-name="P5">Device mode already VTP SERVER.</text:p>
      <text:p text:style-name="P5">Switch(config)#vtp domain nh.com</text:p>
      <text:p text:style-name="P5">Changing VTP domain name from NULL to nh.com</text:p>
      <text:p text:style-name="P5">Switch(config)#'vtp password 123</text:p>
      <text:p text:style-name="P5">^</text:p>
      <text:p text:style-name="P5">% Invalid input detected at '^' marker.</text:p>
      <text:p text:style-name="P5">Switch(config)#vtp password 123</text:p>
      <text:p text:style-name="P5">Setting device VLAN database password to 123</text:p>
      <text:p text:style-name="P5">Switch(config)#</text:p>
      <text:p text:style-name="P8"/>
      <text:p text:style-name="P8"/>
      <text:p text:style-name="P12"><text:soft-page-break/>vtp switch 2:</text:p>
      <text:p text:style-name="P8"/>
      <text:p text:style-name="P4">Switch(config)#vtp mode client</text:p>
      <text:p text:style-name="P5">Setting device to VTP CLIENT mode.</text:p>
      <text:p text:style-name="P5">Switch(config)#vtp password 123</text:p>
      <text:p text:style-name="P5">Setting device VLAN database password to 123</text:p>
      <text:p text:style-name="P5">Switch(config)#exit</text:p>
      <text:p text:style-name="P6"/>
      <text:p text:style-name="P6"/>
      <text:p text:style-name="P13">setting the vlan in switch2:</text:p>
      <text:p text:style-name="P9"/>
      <text:p text:style-name="P4">Switch#enable</text:p>
      <text:p text:style-name="P5">Switch#conf</text:p>
      <text:p text:style-name="P5">Switch#configure ter</text:p>
      <text:p text:style-name="P5">Switch#configure terminal </text:p>
      <text:p text:style-name="P5">Enter configuration commands, one per line. End with CNTL/Z.</text:p>
      <text:p text:style-name="P5">Switch(config)#hostname S2</text:p>
      <text:p text:style-name="P5">S2(config)#int fast</text:p>
      <text:p text:style-name="P5">S2(config)#int fastEthernet 0/1-2</text:p>
      <text:p text:style-name="P5">^</text:p>
      <text:p text:style-name="P5">% Invalid input detected at '^' marker.</text:p>
      <text:p text:style-name="P5">S2(config)#int range fastEthernet 0/1-2</text:p>
      <text:p text:style-name="P5">S2(config-if-range)#swit</text:p>
      <text:p text:style-name="P5">S2(config-if-range)#switchport m</text:p>
      <text:p text:style-name="P5">S2(config-if-range)#switchport mode a</text:p>
      <text:p text:style-name="P5">S2(config-if-range)#switchport mode access </text:p>
      <text:p text:style-name="P5">S2(config-if-range)#switchport a</text:p>
      <text:p text:style-name="P5">S2(config-if-range)#switchport access v</text:p>
      <text:p text:style-name="P5">S2(config-if-range)#switchport access vlan 10</text:p>
      <text:p text:style-name="P5">S2(config-if-range)#exit</text:p>
      <text:p text:style-name="P5">S2(config)#int range fa</text:p>
      <text:p text:style-name="P5"><text:soft-page-break/>S2(config)#int range fastEthernet 0/3-4</text:p>
      <text:p text:style-name="P5">S2(config-if-range)#sw</text:p>
      <text:p text:style-name="P5">S2(config-if-range)#switchport m</text:p>
      <text:p text:style-name="P5">S2(config-if-range)#switchport mode a</text:p>
      <text:p text:style-name="P5">S2(config-if-range)#switchport mode access </text:p>
      <text:p text:style-name="P5">S2(config-if-range)#sw</text:p>
      <text:p text:style-name="P5">S2(config-if-range)#switchport a</text:p>
      <text:p text:style-name="P5">S2(config-if-range)#switchport access vlan 20</text:p>
      <text:p text:style-name="P5">S2(config-if-range)#exit</text:p>
      <text:p text:style-name="P5">S2(config)#int range</text:p>
      <text:p text:style-name="P5">S2(config)#int range fast</text:p>
      <text:p text:style-name="P5">S2(config)#int range fastEthernet 0/5-6</text:p>
      <text:p text:style-name="P5">S2(config-if-range)#swi</text:p>
      <text:p text:style-name="P5">S2(config-if-range)#switchport m</text:p>
      <text:p text:style-name="P5">S2(config-if-range)#switchport mode a</text:p>
      <text:p text:style-name="P5">S2(config-if-range)#switchport mode access </text:p>
      <text:p text:style-name="P5">S2(config-if-range)#swi</text:p>
      <text:p text:style-name="P5">S2(config-if-range)#switchport a</text:p>
      <text:p text:style-name="P5">S2(config-if-range)#switchport access v</text:p>
      <text:p text:style-name="P5">S2(config-if-range)#switchport access vlan 30</text:p>
      <text:p text:style-name="P5">S2(config-if-range)#</text:p>
      <text:p text:style-name="P5">S2(config-if-range)#</text:p>
      <text:p text:style-name="P5">S2(config-if-range)#exit</text:p>
      <text:p text:style-name="P5">S2(config)#</text:p>
      <text:p text:style-name="P5">S2(config)#</text:p>
      <text:p text:style-name="P5">S2(config)#</text:p>
      <text:p text:style-name="P6"/>
      <text:p text:style-name="P6"/>
      <text:p text:style-name="P11">router:</text:p>
      <text:p text:style-name="P1">Router&gt;enable</text:p>
      <text:p text:style-name="P5">Router#config terminal</text:p>
      <text:p text:style-name="P5">Enter configuration commands, one per line. End with CNTL/Z.</text:p>
      <text:p text:style-name="P5">Router(config)#</text:p>
      <text:p text:style-name="P5">Router(config)#</text:p>
      <text:p text:style-name="P5"><text:soft-page-break/>Router(config)#</text:p>
      <text:p text:style-name="P5">Router(config)#int gi</text:p>
      <text:p text:style-name="P5">Router(config)#int gigabitEthernet 0/0</text:p>
      <text:p text:style-name="P5">Router(config-if)#no shut</text:p>
      <text:p text:style-name="Text_20_body"/>
      <text:p text:style-name="P5">Router(config-if)#</text:p>
      <text:p text:style-name="P5">%LINK-5-CHANGED: Interface GigabitEthernet0/0, changed state to up</text:p>
      <text:p text:style-name="Text_20_body"/>
      <text:p text:style-name="P5">%LINEPROTO-5-UPDOWN: Line protocol on Interface GigabitEthernet0/0, changed state to up</text:p>
      <text:p text:style-name="Text_20_body"/>
      <text:p text:style-name="P5">Router(config-if)#exit</text:p>
      <text:p text:style-name="P5">Router(config)#int gi</text:p>
      <text:p text:style-name="P5">Router(config)#int gigabitEthernet 0/0.10</text:p>
      <text:p text:style-name="P5">Router(config-subif)#</text:p>
      <text:p text:style-name="P5">%LINK-5-CHANGED: Interface GigabitEthernet0/0.10, changed state to up</text:p>
      <text:p text:style-name="Text_20_body"/>
      <text:p text:style-name="P5">%LINEPROTO-5-UPDOWN: Line protocol on Interface GigabitEthernet0/0.10, changed state to up</text:p>
      <text:p text:style-name="Text_20_body"/>
      <text:p text:style-name="P5">Router(config-subif)#en</text:p>
      <text:p text:style-name="P5">Router(config-subif)#encapsulation do</text:p>
      <text:p text:style-name="P5">Router(config-subif)#encapsulation dot1Q 10</text:p>
      <text:p text:style-name="P5">Router(config-subif)#ip address 192.168.0.100 255.255.255.0</text:p>
      <text:p text:style-name="P5">Router(config-subif)#no shut'</text:p>
      <text:p text:style-name="P5">^</text:p>
      <text:p text:style-name="P5">% Invalid input detected at '^' marker.</text:p>
      <text:p text:style-name="P5">Router(config-subif)#no shut</text:p>
      <text:p text:style-name="P5">Router(config-subif)#exit</text:p>
      <text:p text:style-name="P5">Router(config)#int gi</text:p>
      <text:p text:style-name="P5">Router(config)#int gigabitEthernet 0/0.20</text:p>
      <text:p text:style-name="P5">Router(config-subif)#</text:p>
      <text:p text:style-name="P5">%LINK-5-CHANGED: Interface GigabitEthernet0/0.20, changed state to up</text:p>
      <text:p text:style-name="Text_20_body"/>
      <text:p text:style-name="P5">%LINEPROTO-5-UPDOWN: Line protocol on Interface GigabitEthernet0/0.20, changed state to up</text:p>
      <text:p text:style-name="Text_20_body"/>
      <text:p text:style-name="P5">Router(config-subif)#encap</text:p>
      <text:p text:style-name="P5">Router(config-subif)#encapsulation do</text:p>
      <text:p text:style-name="P5">Router(config-subif)#encapsulation dot1Q 20</text:p>
      <text:p text:style-name="P5">Router(config-subif)#ip add</text:p>
      <text:p text:style-name="P5"><text:soft-page-break/>Router(config-subif)#ip address 192.16<text:span text:style-name="T1">8</text:span>.1.100 255.255.255.0</text:p>
      <text:p text:style-name="P5">Router(config-subif)#no shut</text:p>
      <text:p text:style-name="P5">Router(config-subif)#</text:p>
      <text:p text:style-name="P5">Router(config-subif)#</text:p>
      <text:p text:style-name="P5">Router(config-subif)#</text:p>
      <text:p text:style-name="P5">Router(config-subif)#exit</text:p>
      <text:p text:style-name="P5">Router(config)#int gi</text:p>
      <text:p text:style-name="P5">Router(config)#int gigabitEthernet 0/0.30</text:p>
      <text:p text:style-name="P5">Router(config-subif)#</text:p>
      <text:p text:style-name="P5">%LINK-5-CHANGED: Interface GigabitEthernet0/0.30, changed state to up</text:p>
      <text:p text:style-name="Text_20_body"/>
      <text:p text:style-name="P5">%LINEPROTO-5-UPDOWN: Line protocol on Interface GigabitEthernet0/0.30, changed state to up</text:p>
      <text:p text:style-name="Text_20_body"/>
      <text:p text:style-name="P5">Router(config-subif)#ip add</text:p>
      <text:p text:style-name="P5">Router(config-subif)#ip address 192.168.2.100 255.255.255.0</text:p>
      <text:p text:style-name="Text_20_body"/>
      <text:p text:style-name="P5">% Configuring IP routing on a LAN subinterface is only allowed if that</text:p>
      <text:p text:style-name="P5">subinterface is already configured as part of an IEEE 802.10, IEEE 802.1Q,</text:p>
      <text:p text:style-name="P5">or ISL vLAN.</text:p>
      <text:p text:style-name="Text_20_body"/>
      <text:p text:style-name="P5">Router(config-subif)#en</text:p>
      <text:p text:style-name="P5">Router(config-subif)#encapsulation do</text:p>
      <text:p text:style-name="P5">Router(config-subif)#encapsulation dot1Q 30</text:p>
      <text:p text:style-name="P5">Router(config-subif)#ip address 192.168.2.100 255.255.255.0</text:p>
      <text:p text:style-name="P5">Router(config-subif)#no shut</text:p>
      <text:p text:style-name="P5">Router(config-subif)#</text:p>
      <text:p text:style-name="P5">Router(config-subif)#</text:p>
      <text:p text:style-name="P5">Router(config-subif)#exit</text:p>
      <text:p text:style-name="P5">Router(config)#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3:13:45.763794210</meta:creation-date>
    <dc:date>2018-09-13T05:26:56.510812419</dc:date>
    <meta:editing-duration>PT9M16S</meta:editing-duration>
    <meta:editing-cycles>1</meta:editing-cycles>
    <meta:document-statistic meta:table-count="0" meta:image-count="0" meta:object-count="0" meta:page-count="9" meta:paragraph-count="263" meta:word-count="882" meta:character-count="8732" meta:non-whitespace-character-count="8087"/>
    <meta:generator>LibreOffice/5.4.7.2$Linux_X86_64 LibreOffice_project/40$Build-2</meta:generator>
  </office:meta>
</office:document-meta>
</file>